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style:font-name="Liberation Sans" fo:language="zxx" fo:country="none" officeooo:rsid="0019d64e" officeooo:paragraph-rsid="0019d64e" style:language-asian="zxx" style:country-asian="none" style:language-complex="zxx" style:country-complex="none"/>
    </style:style>
    <style:style style:name="P3" style:family="paragraph" style:parent-style-name="Text_20_body">
      <style:paragraph-properties fo:text-align="start" style:justify-single-word="false"/>
      <style:text-properties style:font-name="Liberation Sans" fo:language="zxx" fo:country="none" officeooo:rsid="0019d64e" officeooo:paragraph-rsid="0019d64e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amil Michalak</text:p>
      <text:h text:style-name="P1" text:outline-level="1">Mars Lander</text:h>
      <text:p text:style-name="P4"/>
      <text:p text:style-name="P3">Simulations for <text:span text:style-name="T1">Easy on the right </text:span><text:span text:style-name="T2">test: ~17600</text:span></text:p>
      <text:p text:style-name="P3"><text:span text:style-name="T2"/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7T23:28:02.479452751</meta:creation-date>
    <meta:generator>LibreOffice/6.4.6.2$Linux_X86_64 LibreOffice_project/40$Build-2</meta:generator>
    <dc:date>2020-11-07T23:30:56.041941759</dc:date>
    <meta:editing-duration>PT2M57S</meta:editing-duration>
    <meta:editing-cycles>2</meta:editing-cycles>
    <meta:document-statistic meta:table-count="0" meta:image-count="0" meta:object-count="0" meta:page-count="1" meta:paragraph-count="3" meta:word-count="12" meta:character-count="71" meta:non-whitespace-character-count="62"/>
  </office:meta>
</office:document-meta>
</file>